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2.00pt" fo:font-weight="normal" fo:font-family="Aptos" style:font-family-asian="Aptos" style:font-family-complex="Aptos" fo:background-color="transparent" style:use-window-font-color="true"/>
    </style:style>
    <style:style style:name="T2" style:family="text">
      <style:text-properties fo:font-size="16.00pt" fo:font-weight="normal" fo:font-family="Aptos" style:font-family-asian="Aptos" style:font-family-complex="Aptos" fo:background-color="transparent" style:use-window-font-color="true"/>
    </style:style>
    <style:style style:name="T3" style:family="text">
      <style:text-properties fo:font-size="14.00pt" fo:font-weight="normal" fo:font-family="Aptos" style:font-family-asian="Aptos" style:font-family-complex="Aptos"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5.00%" fo:text-align="center" fo:margin-bottom="8.00pt"/>
    </style:style>
    <style:style style:name="P2" style:family="paragraph">
      <style:paragraph-properties fo:line-height="105.00%" fo:text-align="left" fo:margin-bottom="8.00pt"/>
    </style:style>
  </office:automatic-styles>
  <office:body>
    <office:text>
      <text:p text:style-name="P1"><text:span text:style-name="T1">Compte Rendu du cahier des charges</text:span></text:p>
      <text:p text:style-name="P2"><text:span text:style-name="T2">Jarjoura Christophe</text:span></text:p>
      <text:p text:style-name="P2"><text:span text:style-name="T2">Fernandes Damien</text:span></text:p>
      <text:p text:style-name="P2"><text:span text:style-name="T2">Méresse Enzo</text:span></text:p>
      <text:p text:style-name="P2"><text:span text:style-name="T2">SN1 G1</text:span></text:p>
      <text:p text:style-name="P2"><text:span text:style-name="T3">Notre objectif est de créer une application de gestion d’utilisateurs d’un système informatique pour le laboratoire de recherche SnTLab. Chaque personne qui travaille dans l’entreprise a la possibilité de se connecter à l’aide d’un login (Première lettre du prénom + nom de famille) et d’un mot de passe qui est généré aléatoirement et hashé. Nous avons la possibilité de modifier leurs informations : numéro, login, password robuste, nom, prénom, adresse électronique, téléphone, code projet. Chaque salarié possède ses informations personnelles. Nous pouvons supprimer les utilisateurs qui quittent l’entreprise mais également la capacité d’afficher l’ensemble des utilisateurs. Toutes les données de l’application doivent être confidentielles et la sécurité doit être gérer.</text:span></text:p>
      <text:p text:style-name="P2"><text:span text:style-name="T3">Chaque région possède plusieurs unités. Les unités travaillent sur un projet. Chaque unité est gérée par un responsable scientifique qui a 10 ans d’expérience. Les scientifiques peuvent travailler dans plusieurs unités.</text:span></text:p>
      <text:p text:style-name="P2"><text:span text:style-name="T3">Les différents utilisateurs sont : les chercheurs scientifiques, les médecins, les commerciaux et les assistants. Tous les utilisateurs ont des rôles différents et ne pourront pas accéder aux mêmes fonctionnalités.</text:span></text:p>
      <text:p text:style-name="P2"><text:span text:style-name="T3">Les scientifiques ont accès aux documents de recherche en lecture et écriture.</text:span></text:p>
      <text:p text:style-name="P2"><text:span text:style-name="T3">Les médecins ont accès aux résultats des tests labo.</text:span></text:p>
      <text:p text:style-name="P2"><text:span text:style-name="T3">Les commerciaux ont accès aux informations qui leur sont utiles, c’est-à-dire les caractéristiques, les avantages des médicaments en lecture seulement.</text:span></text:p>
      <text:p text:style-name="P2"><text:span text:style-name="T4"/></text:p>
      <text:p text:style-name="P2"><text:span text:style-name="T4"/></text:p>
      <text:p text:style-name="P2"><text:span text:style-name="T4"/></text:p>
      <text:p text:style-name="P2"><draw:frame text:anchor-type="as-char" svg:width="176.74mm" svg:height="122.41mm" style:rel-width="scale" style:rel-height="scale"><draw:object-ole xlink:href="OleObj1"/><draw:image xlink:href="ObjectReplacements/OleObj1"/></draw:frame><text:span text:style-name="T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